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2pt" fo:font-weight="normal" officeooo:paragraph-rsid="0031c9b1" style:font-name-asian="Noto Sans CJK TC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264eb4" style:font-name-asian="Noto Sans CJK TC" style:font-size-asian="12pt" style:font-size-complex="12pt"/>
    </style:style>
    <style:style style:name="P5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6" style:family="paragraph" style:parent-style-name="Standard">
      <style:text-properties style:font-name="Noto Sans CJK TC" fo:font-size="12pt" officeooo:paragraph-rsid="0081a807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5a0732" style:font-name-asian="Noto Sans CJK TC" style:font-size-asian="12pt" style:font-size-complex="12pt"/>
    </style:style>
    <style:style style:name="P8" style:family="paragraph" style:parent-style-name="Standard">
      <style:text-properties style:font-name="Noto Sans CJK TC" fo:font-size="12pt" officeooo:paragraph-rsid="003c2289" style:font-name-asian="Noto Sans CJK TC" style:font-size-asian="12pt" style:font-size-complex="12pt"/>
    </style:style>
    <style:style style:name="P9" style:family="paragraph" style:parent-style-name="Standard">
      <style:text-properties style:font-name="Noto Sans CJK TC" fo:font-size="12pt" officeooo:paragraph-rsid="0070843d" style:font-name-asian="Noto Sans CJK TC" style:font-size-asian="12pt" style:font-size-complex="12pt"/>
    </style:style>
    <style:style style:name="P10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11" style:family="paragraph" style:parent-style-name="Standard">
      <style:text-properties style:font-name="Noto Sans CJK TC" fo:font-size="12pt" officeooo:paragraph-rsid="007ccf30" style:font-name-asian="Noto Sans CJK TC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style:text-underline-style="none"/>
    </style:style>
    <style:style style:name="T3" style:family="text">
      <style:text-properties officeooo:rsid="0034e3c7"/>
    </style:style>
    <style:style style:name="T4" style:family="text">
      <style:text-properties officeooo:rsid="003e3adc"/>
    </style:style>
    <style:style style:name="T5" style:family="text">
      <style:text-properties officeooo:rsid="0042406f"/>
    </style:style>
    <style:style style:name="T6" style:family="text">
      <style:text-properties officeooo:rsid="0079bfe8"/>
    </style:style>
    <style:style style:name="T7" style:family="text">
      <style:text-properties officeooo:rsid="001feb09"/>
    </style:style>
    <style:style style:name="T8" style:family="text">
      <style:text-properties officeooo:rsid="0024befe"/>
    </style:style>
    <style:style style:name="T9" style:family="text">
      <style:text-properties officeooo:rsid="007e7c48"/>
    </style:style>
    <style:style style:name="T10" style:family="text">
      <style:text-properties officeooo:rsid="00838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五育中學馮校長道鑒：</text:h>
      <text:p text:style-name="P2"/>
      <text:p text:style-name="P2">應徵數學/科學/物理科教師</text:p>
      <text:p text:style-name="P2"/>
      <text:p text:style-name="P3"/>
      <text:p text:style-name="P3"/>
      <text:p text:style-name="P4"><text:s text:c="2"/>本人於<text:bookmark text:name="1023"/>從明報網頁招聘上，得悉 貴校有意聘請<text:span text:style-name="T2">數學科</text:span>老師，本人對此職位深感興趣，故特來函應徵。</text:p>
      <text:p text:style-name="P5"/>
      <text:p text:style-name="P6"><text:s text:c="2"/>本人畢業於香港中文大學，主修物理及副修數學，並取得物理哲學碩士學位。此後，出於對利用物理和數學知識幫助社會的興趣，本人前往荷蘭萊頓大學攻讀社會科學博士學位，目前正處在即將畢業的階段。在攻讀博士期間，本人對科普教育領域產生了濃厚的興趣，並開發了一款遊戲，用以科普物理知識。這激發了本人回港從事中學教學並推動科普教育的念頭。</text:p>
      <text:p text:style-name="P5"/>
      <text:p text:style-name="P7"><text:s text:c="2"/>本人在學術和青少年服務生涯中，經常擔任教學崗位，積累了豐富的教導不同人士的經驗。儘管本人尚未在中學全職教學<text:span text:style-name="T4">，但本人能因應不同學生的需要而設定教學方式的能力，</text:span>相信能夠符合 貴校學生的需求<text:span text:style-name="T4">。尤其是本人在香港基督少年軍的義務工作中，經常需要跟不同階層的中學生建立良好關係並輔導他們的學業</text:span><text:span text:style-name="T5">，相信這些經驗將對本人在 貴校展開教學工作有所幫助。</text:span></text:p>
      <text:p text:style-name="P8"><text:s text:c="2"/></text:p>
      <text:p text:style-name="P9"><text:s text:c="2"/>雖然學術研究的專業知識跟中學課本知識相距甚遠<text:span text:style-name="T7">，但學術研究所培養的好奇心、思辨能力和資料收集能力卻能讓人受用終生。因此</text:span><text:span text:style-name="T8">，本人渴望能透過言傳身教，引導學生發展這部份的能力。此外，本人曾代表香港參加2012年國際物理奧林匹克競賽並獲得銀牌，並在2016年擔任香港隊導師。如果 貴校需要競賽和科研比賽方面的老師，相信本人具備相應的能力和經驗。</text:span></text:p>
      <text:p text:style-name="P10"/>
      <text:p text:style-name="P11"><text:s text:c="2"/>綜合本人的學歷及經驗，相信正符合 貴校對上述職位的要求。隨函謹附個人英文履歷一份，懇請閱覽。本人目前正在香港完成博士論文<text:span text:style-name="T9">，</text:span>如有任何問題，請隨時賜電<text:span text:style-name="T6">91712155</text:span>。期待有機會與 貴校進一步交流。</text:p>
      <text:p text:style-name="P10"/>
      <text:p text:style-name="P3"/>
      <text:p text:style-name="P3"><text:s text:c="2"/>敬祝 <text:line-break/>教安</text:p>
      <text:p text:style-name="P3"/>
      <text:p text:style-name="P3"/>
      <text:p text:style-name="P5">申請人</text:p>
      <text:p text:style-name="P5">賴冠恒 謹啟</text:p>
      <text:p text:style-name="P5">202<text:span text:style-name="T1">4</text:span> 年 <text:span text:style-name="T3">3</text:span>月 <text:span text:style-name="T3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14T15:19:16.991856590</dc:date>
    <meta:editing-duration>P1DT21H3M16S</meta:editing-duration>
    <meta:editing-cycles>87</meta:editing-cycles>
    <meta:generator>LibreOffice/24.2.1.2$Linux_X86_64 LibreOffice_project/420$Build-2</meta:generator>
    <meta:print-date>2024-03-14T15:22:03.784459382</meta:print-date>
    <meta:printed-by>PDF files</meta:printed-by>
    <meta:document-statistic meta:table-count="0" meta:image-count="0" meta:object-count="0" meta:page-count="1" meta:paragraph-count="12" meta:word-count="657" meta:character-count="699" meta:non-whitespace-character-count="673"/>
  </office:meta>
</office:document-meta>
</file>